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168F36D17F0BDD11DE1.jpg" manifest:media-type="image/jpeg"/>
  <manifest:file-entry manifest:full-path="Pictures/10000000000006DB00000360E0A29AFFBE134F36.jpg" manifest:media-type="image/jpeg"/>
  <manifest:file-entry manifest:full-path="Pictures/10000000000002BC0000017D3D1729240BE85A8E.jpg" manifest:media-type="image/jpeg"/>
  <manifest:file-entry manifest:full-path="Pictures/10000000000006DB000003BDBD3FD984BA39A1A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14cm"/>
    </style:style>
    <style:style style:name="pr1" style:family="presentation" style:parent-style-name="Predeterminado-title">
      <style:graphic-properties fo:min-height="2.563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99" style:font-name="Source Sans Pro Semi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9999" style:font-name="Source Sans Pro Semi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783cm" svg:height="12.2cm" svg:x="1.43cm" svg:y="3.6cm">
          <draw:image xlink:href="Pictures/10000000000006DB00000360E0A29AFFBE134F36.jpg" xlink:type="simple" xlink:show="embed" xlink:actuate="onLoad">
            <text:p/>
          </draw:image>
        </draw:frame>
        <draw:frame presentation:style-name="pr1" draw:text-style-name="P2" draw:layer="layout" svg:width="25.199cm" svg:height="2.563cm" svg:x="1.4cm" svg:y="0.837cm" presentation:class="title" presentation:user-transformed="true">
          <draw:text-box>
            <text:p><text:span text:style-name="T1">Display Led, Contador</text:span></text:p>
          </draw:text-box>
        </draw:frame>
        <draw:frame draw:style-name="gr2" draw:text-style-name="P3" draw:layer="layout" svg:width="3.515cm" svg:height="5.6cm" svg:x="12.285cm" svg:y="13.6cm">
          <draw:image xlink:href="Pictures/10000000000000E200000168F36D17F0BDD11DE1.jpg" xlink:type="simple" xlink:show="embed" xlink:actuate="onLoad">
            <text:p/>
          </draw:image>
        </draw:frame>
        <draw:frame draw:style-name="gr2" draw:text-style-name="P3" draw:layer="layout" svg:width="10.291cm" svg:height="5.6cm" svg:x="15.909cm" svg:y="13.6cm">
          <draw:image xlink:href="Pictures/10000000000002BC0000017D3D1729240BE85A8E.jpg" xlink:type="simple" xlink:show="embed" xlink:actuate="onLoad">
            <text:p/>
          </draw:image>
        </draw:frame>
        <draw:frame draw:style-name="gr3" draw:text-style-name="P4" draw:layer="layout" svg:width="7.542cm" svg:height="0.962cm" svg:x="2.4cm" svg:y="16.038cm">
          <draw:text-box>
            <text:p>Resistencias 220 ohmios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23.8cm" svg:height="12.978cm" svg:x="2.4cm" svg:y="2.822cm">
          <draw:image xlink:href="Pictures/10000000000006DB000003BDBD3FD984BA39A1A5.jpg" xlink:type="simple" xlink:show="embed" xlink:actuate="onLoad">
            <text:p/>
          </draw:image>
        </draw:frame>
        <draw:frame presentation:style-name="pr1" draw:text-style-name="P2" draw:layer="layout" svg:width="25.199cm" svg:height="2.563cm" svg:x="1.4cm" svg:y="0.837cm" presentation:class="title" presentation:user-transformed="true">
          <draw:text-box>
            <text:p><text:span text:style-name="T1">Display Led, Control Botón</text:span></text:p>
          </draw:text-box>
        </draw:frame>
        <draw:frame draw:style-name="gr2" draw:text-style-name="P3" draw:layer="layout" svg:width="3.515cm" svg:height="5.6cm" svg:x="12.285cm" svg:y="13.6cm">
          <draw:image xlink:href="Pictures/10000000000000E200000168F36D17F0BDD11DE1.jpg" xlink:type="simple" xlink:show="embed" xlink:actuate="onLoad">
            <text:p/>
          </draw:image>
        </draw:frame>
        <draw:frame draw:style-name="gr2" draw:text-style-name="P3" draw:layer="layout" svg:width="10.291cm" svg:height="5.6cm" svg:x="15.909cm" svg:y="13.6cm">
          <draw:image xlink:href="Pictures/10000000000002BC0000017D3D1729240BE85A8E.jpg" xlink:type="simple" xlink:show="embed" xlink:actuate="onLoad">
            <text:p/>
          </draw:image>
        </draw:frame>
        <draw:frame draw:style-name="gr5" draw:text-style-name="P6" draw:layer="layout" svg:width="10.048cm" svg:height="3.806cm" svg:x="2.477cm" svg:y="15.01cm">
          <draw:text-box>
            <text:p><text:span text:style-name="T2">Resistencias 220 ohmios</text:span></text:p>
            <text:p><text:span text:style-name="T2">Resistencias 68 Kohmios</text:span></text:p>
            <text:p><text:span text:style-name="T2">Segmentos</text:span><text:span text:style-name="T2"><text:tab/></text:span><text:span text:style-name="T2">a <text:s text:c="2"/>b <text:s text:c="3"/>c <text:s/>d <text:s/>e <text:s text:c="2"/>f <text:s text:c="3"/>g</text:span></text:p>
            <text:p><text:span text:style-name="T2">Conexiones (11, 7, <text:s/>4, 2, 1, 10, 5,)</text:span></text:p>
            <text:p><text:span text:style-name="T2">Gnd (12, 9, 8, 6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3:46:10.558000000</meta:creation-date>
    <dc:date>2017-07-20T08:45:09.391000000</dc:date>
    <meta:editing-duration>PT1H34M15S</meta:editing-duration>
    <meta:editing-cycles>11</meta:editing-cycles>
    <meta:generator>LibreOffice/5.0.5.2$Windows_x86 LibreOffice_project/55b006a02d247b5f7215fc6ea0fde844b30035b3</meta:generator>
    <meta:document-statistic meta:object-count="35"/>
  </office:meta>
</office:document-meta>
</file>